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f541"/>
    </style:style>
    <style:style style:name="P2" style:family="paragraph" style:parent-style-name="Standard">
      <style:text-properties officeooo:rsid="0018f541" officeooo:paragraph-rsid="0018f541"/>
    </style:style>
    <style:style style:name="P3" style:family="paragraph" style:parent-style-name="Standard">
      <style:text-properties officeooo:rsid="001b85f0" officeooo:paragraph-rsid="001b85f0"/>
    </style:style>
    <style:style style:name="P4" style:family="paragraph" style:parent-style-name="Standard">
      <style:text-properties officeooo:rsid="001c8154" officeooo:paragraph-rsid="001c8154"/>
    </style:style>
    <style:style style:name="T1" style:family="text">
      <style:text-properties officeooo:rsid="001a2851"/>
    </style:style>
    <style:style style:name="T2" style:family="text">
      <style:text-properties officeooo:rsid="001b85f0"/>
    </style:style>
    <style:style style:name="T3" style:family="text">
      <style:text-properties officeooo:rsid="001c81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xte :</text:p>
      <text:p text:style-name="P2">Ce projet intervient dans le cadre de l’UE « Projet BD/Réseau » de notre 3ème année d’études universitaire en licence d’Informatique à CY-Université. Le sujet étant assez libre, il nous faut innover afin de nous démarquer. L’idée de visite de musée nous est venue assez naturellement. Ce projet nous incite à bien encapsuler les notions de communications entre appareils intelligents. Gardant l’idée d’une visite de musée autonome encadrée via une technologie parfois obsolète (Walkmans, enceintes), et que de nos jours presque tout le monde possède une smartphone connecté à Internet, il semblait évident que nous pouvions profiter de l’avantage technologique apporté par ces appareils pour rendre la visite de musée autonome mieux encadrée, et plus accessible pour tous. Depuis une application sur téléphone, la position de l’utilisateur serait renvoyée au serveur du musée, qui, en fonction de la position de l’utilisateur lui enverrait un lien, contenant description sonore et textuelle des éléments l’entourant, <text:span text:style-name="T1">et également une photographie de l’élément pour simplifier le repérage. Ces liens feraient également partie d’un site « vitrine » pour représenter le musée, et permettre aux clients de réserver leur place.<text:line-break/><text:line-break/><text:line-break/></text:span><text:span text:style-name="T2">Planning : </text:span></text:p>
      <text:p text:style-name="P3">Semaine du 12/09 : Choix définitifs du sujet, mise en place des environnements de programmation sur machine (Contrôle de version, choix des langages, <text:span text:style-name="T3">choix du protocole réseau choisi</text:span>) ainsi que des moyens de communications entre les membres de l’équipe)</text:p>
      <text:p text:style-name="P3">Semaine du 19/09 (Certainement celle du 26/09): <text:span text:style-name="T3">Familiarisation avec les outils choisis </text:span></text:p>
      <text:p text:style-name="P4">Novembre : Geolocalisation prete, protocole prêt, base de donnee prete, generation des pages pretes ! But : elaborer l’application et le site avec le temps restant.</text:p>
      <text:p text:style-name="P4">Décembre : Elaboration du site et d’application (Front-end) et finalisation du projet.</text:p>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7T16:29:41.696000000</meta:creation-date>
    <dc:date>2022-09-17T17:21:17.236000000</dc:date>
    <meta:editing-duration>PT9M4S</meta:editing-duration>
    <meta:editing-cycles>1</meta:editing-cycles>
    <meta:document-statistic meta:table-count="0" meta:image-count="0" meta:object-count="0" meta:page-count="1" meta:paragraph-count="6" meta:word-count="278" meta:character-count="1837" meta:non-whitespace-character-count="1561"/>
    <meta:generator>LibreOffice/7.3.3.2$Windows_X86_64 LibreOffice_project/d1d0ea68f081ee2800a922cac8f79445e4603348</meta:generator>
  </office:meta>
</office:document-meta>
</file>